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/>
      <style:text-properties fo:hyphenate="tru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font-weight="bold" style:font-weight-asian="bold" style:font-weight-complex="bold" fo:language="en" fo:country="US"/>
    </style:style>
    <style:style style:name="T4" style:parent-style-name="DefaultParagraphFont" style:family="text">
      <style:text-properties fo:font-weight="bold" style:font-weight-asian="bold" style:font-weight-complex="bold"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font-weight="bold" style:font-weight-asian="bold" style:font-weight-complex="bold" fo:language="en" fo:country="US"/>
    </style:style>
    <style:style style:name="T7" style:parent-style-name="DefaultParagraphFont" style:family="text">
      <style:text-properties fo:font-weight="bold" style:font-weight-asian="bold" style:font-weight-complex="bold" fo:language="en" fo:country="US"/>
    </style:style>
    <style:style style:name="T8" style:parent-style-name="DefaultParagraphFont" style:family="text">
      <style:text-properties fo:font-weight="bold" style:font-weight-asian="bold" style:font-weight-complex="bold" fo:language="en" fo:country="US"/>
    </style:style>
    <style:style style:name="T9" style:parent-style-name="DefaultParagraphFont" style:family="text">
      <style:text-properties fo:font-weight="bold" style:font-weight-asian="bold" style:font-weight-complex="bold" fo:language="en" fo:country="US"/>
    </style:style>
    <style:style style:name="T10" style:parent-style-name="DefaultParagraphFont" style:family="text">
      <style:text-properties fo:font-weight="bold" style:font-weight-asian="bold" style:font-weight-complex="bold" fo:language="en" fo:country="US"/>
    </style:style>
    <style:style style:name="P11" style:parent-style-name="Normal" style:family="paragraph">
      <style:text-properties fo:font-weight="bold" style:font-weight-asian="bold" style:font-weight-complex="bold" fo:language="en" fo:country="US" fo:hyphenate="true"/>
    </style:style>
    <style:style style:name="P12" style:parent-style-name="Normal" style:family="paragraph">
      <style:text-properties fo:hyphenate="true"/>
    </style:style>
    <style:style style:name="T13" style:parent-style-name="DefaultParagraphFont" style:family="text">
      <style:text-properties fo:font-weight="bold" style:font-weight-asian="bold" style:font-weight-complex="bold" fo:language="en" fo:country="US"/>
    </style:style>
    <style:style style:name="T14" style:parent-style-name="DefaultParagraphFont" style:family="text">
      <style:text-properties fo:font-weight="bold" style:font-weight-asian="bold" style:font-weight-complex="bold" fo:language="en" fo:country="US"/>
    </style:style>
    <style:style style:name="T15" style:parent-style-name="Hyperlink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16" style:parent-style-name="Hyperlink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17" style:parent-style-name="Hyperlink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18" style:parent-style-name="DefaultParagraphFont" style:family="text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P21" style:parent-style-name="Normal" style:family="paragraph">
      <style:text-properties fo:language="en" fo:country="US" fo:hyphenate="true"/>
    </style:style>
    <style:style style:name="P22" style:parent-style-name="Normal" style:family="paragraph">
      <style:text-properties fo:language="en" fo:country="US" fo:hyphenate="true"/>
    </style:style>
    <style:style style:name="P23" style:parent-style-name="Normal" style:family="paragraph">
      <style:text-properties fo:language="en" fo:country="US" fo:hyphenate="true"/>
    </style:style>
    <style:style style:name="P24" style:parent-style-name="Normal" style:family="paragraph">
      <style:text-properties fo:language="en" fo:country="US" fo:hyphenate="true"/>
    </style:style>
    <style:style style:name="P25" style:parent-style-name="Normal" style:family="paragraph">
      <style:text-properties fo:hyphenate="true"/>
    </style:style>
    <style:style style:name="T26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text:line-break/></text:span><text:bookmark-start text:name="_Hlt37441426"/><text:bookmark-start text:name="_Hlt37441427"/><text:span text:style-name="T3"><text:s text:c="54"/></text:span><text:span text:style-name="T4"><text:s text:c="11"/></text:span><text:span text:style-name="T5"><draw:frame draw:style-name="a0" draw:name="Picture 2" text:anchor-type="as-char" svg:x="0in" svg:y="0in" svg:width="5.529in" svg:height="2.98677in" style:rel-width="scale" style:rel-height="scale"><draw:image xlink:href="media/image1.jpg" xlink:type="simple" xlink:show="embed" xlink:actuate="onLoad"/><svg:title/><svg:desc/></draw:frame></text:span><text:span text:style-name="T6"><text:line-break/></text:span><text:span text:style-name="T7"><text:s text:c="53"/></text:span><text:span text:style-name="T8"><text:line-break/></text:span><text:bookmark-start text:name="_Hlt38805578"/><text:bookmark-start text:name="_Hlt38805601"/><text:bookmark-start text:name="_Hlt38813031"/><text:bookmark-start text:name="_Hlt38813648"/><text:bookmark-start text:name="_Hlt38814584"/><text:span text:style-name="T9"><text:line-break/></text:span><text:span text:style-name="T10"><text:s text:c="93"/></text:span></text:p>
      <text:p text:style-name="P11"/>
      <text:p text:style-name="P12"><text:span text:style-name="T13"><text:s text:c="100"/></text:span><text:bookmark-start text:name="_Hlt39493473"/><text:bookmark-start text:name="_Hlt39493474"/><text:bookmark-end text:name="_Hlt37441426"/><text:bookmark-end text:name="_Hlt37441427"/><text:bookmark-end text:name="_Hlt38805578"/><text:bookmark-end text:name="_Hlt38805601"/><text:bookmark-end text:name="_Hlt38813031"/><text:bookmark-end text:name="_Hlt38813648"/><text:bookmark-end text:name="_Hlt38814584"/><text:span text:style-name="T14"><text:s text:c="2"/></text:span><text:bookmark-start text:name="_Hlt39495576"/><text:a xlink:href="https://5eaf210446a24.site123.me/" office:target-frame-name="_top" xlink:show="replace"><text:span text:style-name="T15">View Secu</text:span><text:bookmark-start text:name="_Hlt39158757"/><text:bookmark-start text:name="_Hlt39158758"/><text:span text:style-name="T16">r</text:span><text:bookmark-end text:name="_Hlt39158757"/><text:bookmark-end text:name="_Hlt39158758"/><text:span text:style-name="T17">ed Document</text:span></text:a><text:bookmark-end text:name="_Hlt39493473"/><text:bookmark-end text:name="_Hlt39493474"/><text:bookmark-end text:name="_Hlt39495576"/><text:span text:style-name="T18"><text:line-break/></text:span><text:span text:style-name="T19"><text:s text:c="47"/></text:span><text:span text:style-name="T20"><text:line-break/></text:span></text:p>
      <text:p text:style-name="P21"/>
      <text:p text:style-name="P22"/>
      <text:p text:style-name="P23"/>
      <text:p text:style-name="P24"/>
      <text:p text:style-name="P25"><text:span text:style-name="T26"><text:s text:c="46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Z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style:vertical-align="auto"/>
      <style:text-properties style:font-name-asian="Times New Roman" fo:font-size="11pt" style:font-size-asian="11pt" style:font-size-complex="11pt" fo:language="en" fo:country="US" style:language-asian="zh" style:country-asian="CN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fo:font-size="11pt" style:font-size-asian="11pt" style:font-size-complex="11pt" fo:language="en" fo:country="US" style:language-asian="zh" style:country-asian="CN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44in" fo:page-height="8.263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urtney Fredrick</meta:initial-creator>
    <dc:creator>Raissa Kundwa</dc:creator>
    <meta:creation-date>2020-05-04T19:40:00Z</meta:creation-date>
    <dc:date>2020-05-04T19:40:00Z</dc:date>
    <meta:template xlink:href="Normal.dotm" xlink:type="simple"/>
    <meta:editing-cycles>2</meta:editing-cycles>
    <meta:editing-duration>PT60S</meta:editing-duration>
    <meta:document-statistic meta:page-count="1" meta:paragraph-count="1" meta:word-count="73" meta:character-count="492" meta:row-count="3" meta:non-whitespace-character-count="420"/>
  </office:meta>
</office:document-meta>
</file>